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205" officeooo:paragraph-rsid="00085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1">Don‘t forget to smile!</text:p>
      <text:h text:style-name="Heading_20_1" text:outline-level="1">Outro</text:h>
      <text:p text:style-name="P1">See you lat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Verdana" fo:font-family="Verdana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ja Sabic</meta:initial-creator>
    <meta:creation-date>2019-11-27T10:59:03.280461822</meta:creation-date>
    <dc:date>2019-11-27T11:00:00.827405234</dc:date>
    <dc:creator>Alija Sabic</dc:creator>
    <meta:editing-duration>PT58S</meta:editing-duration>
    <meta:editing-cycles>1</meta:editing-cycles>
    <meta:document-statistic meta:table-count="0" meta:image-count="0" meta:object-count="0" meta:page-count="1" meta:paragraph-count="4" meta:word-count="9" meta:character-count="53" meta:non-whitespace-character-count="48"/>
    <meta:generator>LibreOffice/6.2.8.2$Linux_X86_64 LibreOffice_project/20$Build-2</meta:generator>
  </office:meta>
</office:document-meta>
</file>